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Lucida Sans1" svg:font-family="'Lucida Sans'" style:font-family-generic="swiss" style:font-pitch="variable"/>
    <style:font-face style:name="NSimSun1" svg:font-family="NSimSun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 style:master-page-name="Standard">
      <style:table-properties style:width="17cm" style:page-number="auto" table:align="margins" style:writing-mode="lr-tb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2.99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6.933cm" style:rel-column-width="65535*"/>
    </style:style>
    <style:style style:name="Tabla1.1" style:family="table-row">
      <style:table-row-properties style:min-row-height="0.601cm"/>
    </style:style>
    <style:style style:name="Tabla1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1cfa87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" style:family="paragraph" style:parent-style-name="Standard"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638742" officeooo:paragraph-rsid="0071be21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5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normal" fo:text-shadow="none" style:text-underline-style="none" fo:font-weight="normal" officeooo:rsid="0045ec7f" officeooo:paragraph-rsid="0066baa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5f1f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70aea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67bc1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71be2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67bc16" officeooo:paragraph-rsid="0067bc1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71be21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margin-top="0cm" fo:margin-bottom="0.21cm" style:contextual-spacing="false" fo:text-align="justify" style:justify-single-word="false"/>
      <style:text-properties style:font-name="Arial" fo:font-size="10pt" officeooo:paragraph-rsid="0067bc16" style:font-size-asian="10pt" style:font-size-complex="10pt"/>
    </style:style>
    <style:style style:name="P13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style:font-name="Arial" fo:font-size="10pt" officeooo:paragraph-rsid="006eb449" style:font-size-asian="10pt" style:font-size-complex="10pt"/>
    </style:style>
    <style:style style:name="P14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" fo:font-size="10pt" fo:language="es" fo:country="ES" fo:font-style="normal" style:text-underline-style="none" fo:font-weight="bold" officeooo:rsid="0024a0da" officeooo:paragraph-rsid="0067bc16" fo:background-color="transparent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6eb44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71be2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" fo:font-size="10pt" officeooo:paragraph-rsid="006eb449" style:font-size-asian="10pt" style:font-name-complex="Arial3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638742" officeooo:paragraph-rsid="0071be21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9" style:family="paragraph" style:parent-style-name="Table_20_Contents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" fo:font-size="10pt" fo:language="es" fo:country="ES" fo:font-style="normal" style:text-underline-style="none" fo:font-weight="normal" officeooo:paragraph-rsid="0072a86d" fo:background-color="transparent" style:font-size-asian="10pt" style:font-weight-asian="normal" style:font-size-complex="10pt" style:font-weight-complex="normal"/>
    </style:style>
    <style:style style:name="P20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color="#000000" loext:opacity="100%" style:font-name="Arial1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" style:font-weight-complex="normal"/>
    </style:style>
    <style:style style:name="T3" style:family="text">
      <style:text-properties fo:color="#000000" loext:opacity="100%" style:font-name="Arial" fo:font-size="10pt" fo:letter-spacing="-0.004cm" fo:language="es" fo:country="ES" fo:font-style="normal" style:text-underline-style="none" fo:font-weight="normal" officeooo:rsid="00040fc1" fo:background-color="transparent" loext:char-shading-value="0" style:font-size-asian="10pt" style:font-weight-asian="normal" style:font-name-complex="Arial" style:font-size-complex="10pt" style:font-weight-complex="normal"/>
    </style:style>
    <style:style style:name="T4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45ec7f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65d973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67bc16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6981d1" style:font-style-asian="normal" style:font-weight-asian="normal" style:font-style-complex="normal" style:font-weight-complex="normal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6a2ba6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6d4bbb" style:font-style-asian="normal" style:font-weight-asian="normal" style:font-style-complex="normal" style:font-weight-complex="normal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6e666e" style:font-style-asian="normal" style:font-weight-asian="normal" style:font-style-complex="normal" style:font-weight-complex="normal" style:text-overline-style="none" style:text-overline-color="font-color"/>
    </style:style>
    <style:style style:name="T11" style:family="text">
      <style:text-properties officeooo:rsid="0067bc16"/>
    </style:style>
    <style:style style:name="T12" style:family="text">
      <style:text-properties officeooo:rsid="006a2ba6"/>
    </style:style>
    <style:style style:name="T13" style:family="text">
      <style:text-properties style:font-name="Arial2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" style:font-weight-complex="bold"/>
    </style:style>
    <style:style style:name="T14" style:family="text">
      <style:text-properties style:font-name="Arial1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" style:font-weight-complex="bold"/>
    </style:style>
    <style:style style:name="T15" style:family="text">
      <style:text-properties style:font-name="Arial1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" style:font-weight-complex="normal"/>
    </style:style>
    <style:style style:name="T16" style:family="text">
      <style:text-properties fo:font-weight="bold" officeooo:rsid="00149f96" style:font-weight-asian="bold" style:font-weight-complex="bold"/>
    </style:style>
    <style:style style:name="T17" style:family="text">
      <style:text-properties fo:font-weight="bold" officeooo:rsid="0024a0da" style:font-weight-asian="bold" style:font-weight-complex="bold"/>
    </style:style>
    <style:style style:name="T18" style:family="text">
      <style:text-properties fo:font-weight="bold" officeooo:rsid="0067bc16" style:font-weight-asian="bold" style:font-weight-complex="bold"/>
    </style:style>
    <style:style style:name="T19" style:family="text">
      <style:text-properties fo:color="#2a6099" loext:opacity="100%" fo:font-weight="bold" style:font-weight-asian="bold" style:font-weight-complex="bold"/>
    </style:style>
    <style:style style:name="T20" style:family="text">
      <style:text-properties officeooo:rsid="00704f2d"/>
    </style:style>
    <style:style style:name="T21" style:family="text">
      <style:text-properties officeooo:rsid="0071be21"/>
    </style:style>
    <style:style style:name="T22" style:family="text">
      <style:text-properties officeooo:rsid="0072a86d"/>
    </style:style>
    <style:style style:name="T23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1">Fecha: $$DIA_SISTEMA$$ de $$MES_SISTEMA$$ de $$EJERCICIO_SISTEMA$$</text:p>
            <text:p text:style-name="P9">Número de expediente: $$V_NUMEXP$$</text:p>
            <text:p text:style-name="P11">Nombre del expediente: $$V_TITULOEXP$$</text:p>
            <text:p text:style-name="P3">Asunto: <text:span text:style-name="T21">Comunicación práctica de pruebas</text:span></text:p>
          </table:table-cell>
          <table:table-cell table:style-name="Tabla2.B1" office:value-type="string">
            <text:p text:style-name="P18">Destinatario/a: $$DEST_NOT$$</text:p>
            <text:p text:style-name="P18"/>
            <text:p text:style-name="P18">Dirección: $$DIR_DEST_NOT$$</text:p>
          </table:table-cell>
        </table:table-row>
      </table:table>
      <text:p text:style-name="P16"/>
      <text:p text:style-name="P8"/>
      <text:p text:style-name="P12"><text:span text:style-name="T4">Por </text:span><text:span text:style-name="T8">a</text:span><text:span text:style-name="T4">cuerdo del </text:span><text:span text:style-name="T8">ó</text:span><text:span text:style-name="T5">rgano</text:span><text:span text:style-name="T4"> </text:span><text:span text:style-name="T8">i</text:span><text:span text:style-name="T4">nstructor de fecha $$F_F_AAP$$ y de conformidad con lo dispuesto en </text:span><text:span text:style-name="T10">los</text:span><text:span text:style-name="T4"> art</text:span><text:span text:style-name="T7">ículo</text:span><text:span text:style-name="T10">s</text:span><text:span text:style-name="T4"> 7</text:span><text:span text:style-name="T10">7 y 78</text:span><text:span text:style-name="T4"> de la Ley 39/2015, </text:span><text:span text:style-name="T9">de 1 de octubre, </text:span><text:span text:style-name="T4">del Procedimiento Administrativo Común de las Administraciones Públicas, se acordó la practica de las siguientes pruebas: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4"><text:span text:style-name="T22">P</text:span><text:span text:style-name="T11">ruebas acordadas</text:span></text:p>
          </table:table-cell>
        </table:table-row>
        <table:table-row table:style-name="TableLine1857670557936">
          <table:table-cell table:style-name="Tabla1.A2" office:value-type="string">
            <text:p text:style-name="P19"><text:text-input text:description="JOOScript">${(datos.att0)!}</text:text-input><text:span text:style-name="T17"><text:script script:language="JOOScript">&lt;jooscript&gt;
&lt;insert-around element="table:table-row"&gt;
[#if PRUEBAS??]
[#assign PRUEBAS_AUXILIAR=PRUEBAS]
[/#if]
[#if TAB_PRUEBAS??]
[#assign PRUEBAS_AUXILIAR=TAB_PRUEBAS]
[/#if]
[#if PRUEBAS_AUXILIAR?? &amp;amp;&amp;amp; PRUEBAS_AUXILIAR?is_enumerable]
[#list PRUEBAS_AUXILIAR as datos]
&lt;content/&gt;
[/#list]
[/#if]
&lt;/insert-around&gt;
&lt;/jooscript&gt;
</text:script></text:span></text:p>
          </table:table-cell>
        </table:table-row>
      </table:table>
      <text:p text:style-name="P10"/>
      <text:p text:style-name="P12"><text:span text:style-name="T6">E</text:span><text:span text:style-name="T4">mplazándole para la realización de las mismas el día $$FECHA_PRUEBAS$$ a las $$HORA_PRUEBAS$$ horas en $$LUGAR_PRUEBAS$$. </text:span></text:p>
      <text:p text:style-name="P6">A dicho <text:span text:style-name="T12">a</text:span>cto podrá acudir asistido de los/<text:span text:style-name="T12">las</text:span> técnicos/<text:span text:style-name="T12">as</text:span> que considere oportunos.</text:p>
      <text:p text:style-name="P7"><text:span text:style-name="T19">[En caso de que, a petición del interesado, deban efectuarse pruebas cuya realización implique gastos que no deba soportar la Administración y ésta exija el anticipo de los mismos]</text:span>Habida cuenta de que la práctica de las pruebas propuestas por el interesado y admitidas conlleva los siguientes gastos:</text:p>
      <text:p text:style-name="P7">$$GASTOS_PRUEBA$$</text:p>
      <text:p text:style-name="P7">Se le hace saber que, <text:span text:style-name="T20">en virtud del artículo 78.3 de la Ley 39/2015, de 1 de octubre, </text:span>con carácter previo a la práctica de la <text:span text:style-name="T20">prueba</text:span>, deberá haber consignado, como reserva a cuenta de la liquidación definitiva el importe de $$IMP_RESERVA$$ en la siguiente cuenta bancaria:</text:p>
      <text:p text:style-name="P7">$$CUENTA_INGRESO$$</text:p>
      <text:p text:style-name="P6"/>
      <text:p text:style-name="P17"><text:span text:style-name="Fuente_20_de_20_párrafo_20_predeter."><text:span text:style-name="T13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14"><text:text-input text:description="JOOScript">${(FIRMANTES_FDO_AUXILIAR)!}</text:text-input></text:span></text:span><text:span text:style-name="T16"><text:s/></text:span><text:span text:style-name="Fuente_20_de_20_párrafo_20_predeter."><text:span text:style-name="T15"><text:text-input text:description="JOOScript">${(FIRMANTES_AUXILIAR)!}</text:text-input></text:span></text:span><text:span text:style-name="Fuente_20_de_20_párrafo_20_predeter."><text:span text:style-name="T15"><text:s/></text:span></text:span></text:p>
      <text:p text:style-name="P13"><text:span text:style-name="Fuente_20_de_20_párrafo_20_predeter."><text:span text:style-name="T2"><text:text-input text:description="JOOScript">${(FIRMANTE_DELEGACION_AUXILIAR)!}</text:text-input></text:span></text:span><text:span text:style-name="Fuente_20_de_20_párrafo_20_predeter."><text:span text:style-name="T2"><text:s/></text:span></text:span></text:p>
      <text:p text:style-name="P15"><text:span text:style-name="Fuente_20_de_20_párrafo_20_predeter."><text:span text:style-name="T3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Lucida Sans1" svg:font-family="'Lucida Sans'" style:font-family-generic="swiss" style:font-pitch="variable"/>
    <style:font-face style:name="NSimSun1" svg:font-family="NSimSun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orphans="2" fo:widows="2"/>
      <style:text-properties fo:language="es" fo:country="ES" style:font-size-complex="12pt"/>
    </style:style>
    <style:style style:name="Estilo2" style:family="paragraph" style:parent-style-name="Standard">
      <style:paragraph-properties fo:line-height="150%" fo:text-align="center" style:justify-single-word="false" fo:orphans="2" fo:widows="2" fo:keep-with-next="always"/>
      <style:text-properties style:font-name="Verdana" fo:font-family="Verdana" style:font-family-generic="swiss" style:font-pitch="variable" fo:font-size="10pt" fo:language="es" fo:country="ES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8pt" fo:language="es" fo:country="ES" fo:font-weight="bold" style:font-size-asian="8pt" style:font-weight-asian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align="justify" style:justify-single-word="false" fo:text-indent="-0.598cm" style:auto-text-indent="false" text:number-lines="false" text:line-number="0"/>
      <style:text-properties style:font-name="Arial" fo:font-family="Arial" style:font-family-generic="swiss" style:font-pitch="variable" fo:font-size="7pt" style:font-size-asian="7pt" style:font-size-complex="7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loext:opacity="100%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min-label-width="0.635cm"/>
        <style:text-properties fo:font-family="StarSymbol" style:font-charset="x-symbol"/>
      </text:list-level-style-bullet>
      <text:list-level-style-bullet text:level="2" text:style-name="WW8Num1z1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1cfa87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5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normal" fo:text-shadow="none" style:text-underline-style="none" fo:font-weight="normal" officeooo:rsid="0045ec7f" officeooo:paragraph-rsid="0066baa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MT1" style:family="text">
      <style:text-properties fo:font-variant="normal" fo:text-transform="none" fo:letter-spacing="normal"/>
    </style:style>
    <style:style style:name="MT2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$$IMG_LOGO_AYTO$$</text:span> 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2">$$ID_PROCED$$</text:span></text:p></draw:text-box></draw:frame><text:span text:style-name="MT1">$$TRATAMIENTO_AYTO$$</text:span> <text:span text:style-name="MT1">$$NOMBRE_AYTO$$</text:span></text:p>
        <text:p text:style-name="MP4">$$NIF_AYTO$$</text:p>
        <text:p text:style-name="MP4">$$DIRECCION_AYTO$$</text:p>
        <text:p text:style-name="MP4">$$TELEFONO_AYTO$$</text:p>
        <text:p text:style-name="MP4">$$WEB_AYTO$$</text:p>
        <text:p text:style-name="MP5"/>
      </style:head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creation-date>2019-05-14T17:26:24.558000000</meta:creation-date>
    <dc:language>es-ES</dc:language>
    <meta:editing-cycles>1</meta:editing-cycles>
    <meta:editing-duration>P0D</meta:editing-duration>
    <meta:print-date>2019-09-16T17:18:13.033000000</meta:print-date>
    <meta:document-statistic meta:table-count="2" meta:image-count="0" meta:object-count="0" meta:page-count="1" meta:paragraph-count="23" meta:word-count="212" meta:character-count="1559" meta:non-whitespace-character-count="1374"/>
  </office:meta>
</office:document-meta>
</file>